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13cm"/>
    </style:style>
    <style:style style:name="ro2" style:family="table-row">
      <style:table-row-properties style:row-height="0.406cm" fo:break-before="auto" style:use-optimal-row-height="true"/>
    </style:style>
    <style:style style:name="ro3" style:family="table-row">
      <style:table-row-properties style:row-height="4.00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text-position="0% 100%" style:font-name="Times New Roman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Times New Roman" fo:font-size="8pt" fo:font-style="italic" fo:text-shadow="none" style:text-underline-style="solid" style:text-underline-width="auto" style:text-underline-color="font-color" fo:font-weight="normal" style:font-size-asian="8pt" style:font-style-asian="italic" style:font-weight-asian="normal" style:font-name-complex="Times New Roman" style:font-size-complex="8pt" style:font-style-complex="italic" style:font-weight-complex="normal"/>
    </style:style>
    <style:style style:name="T3" style:family="text">
      <style:text-properties fo:color="#000000" style:text-outline="false" style:text-line-through-style="none" style:text-position="0% 100%" style:font-name="Times New Roman" fo:font-size="8pt" fo:font-style="italic" fo:text-shadow="none" style:text-underline-style="solid" style:text-underline-width="auto" style:text-underline-color="font-color" fo:font-weight="normal" style:font-size-asian="8pt" style:font-style-asian="italic" style:font-weight-asian="normal" style:font-name-complex="Times New Roman" style:font-size-complex="8pt" style:font-style-complex="italic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Times New Roman" fo:font-size="8pt" fo:font-style="italic" fo:text-shadow="none" style:text-underline-style="none" fo:font-weight="normal" style:font-size-asian="8pt" style:font-style-asian="italic" style:font-weight-asian="normal" style:font-name-complex="Times New Roman" style:font-size-complex="8pt" style:font-style-complex="italic" style:font-weight-complex="normal"/>
    </style:style>
    <style:style style:name="T5" style:family="text">
      <style:text-properties style:use-window-font-color="true" style:text-outline="false" style:text-line-through-styl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6" style:family="text">
      <style:text-properties style:use-window-font-color="true" style:text-outline="false" style:text-line-through-style="none" style:text-position="0% 100%" style:font-name="Times New Roman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</office:automatic-styles>
  <office:body>
    <office:spreadsheet>
      <table:table table:name="Sheet1" table:style-name="ta1" table:print="false">
        <table:table-column table:style-name="co3" table:number-columns-repeated="249" table:default-cell-style-name="ce2"/>
        <table:table-column table:style-name="co3" table:number-columns-repeated="775" table:default-cell-style-name="Default"/>
        <table:table-row table:style-name="ro3">
          <table:table-cell table:style-name="ce1" office:value-type="string">
            <text:p>Специализации философов уровни реальности</text:p>
          </table:table-cell>
          <table:table-cell table:style-name="ce1" office:value-type="string">
            <text:p>Философы от пространства 1</text:p>
          </table:table-cell>
          <table:table-cell table:style-name="ce1" office:value-type="string">
            <text:p>Философы от <text:s/>времени 2</text:p>
          </table:table-cell>
          <table:table-cell table:style-name="ce1" office:value-type="string">
            <text:p>Материалисты 3</text:p>
          </table:table-cell>
          <table:table-cell table:style-name="ce1" office:value-type="string">
            <text:p>философы от науки 4</text:p>
          </table:table-cell>
          <table:table-cell table:style-name="ce1" office:value-type="string">
            <text:p>бытовая реальность 5</text:p>
          </table:table-cell>
          <table:table-cell table:style-name="ce1" office:value-type="string">
            <text:p>Философствующие колдуны и ведьмы 6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Пространство 1</text:p>
          </table:table-cell>
          <table:table-cell table:style-name="ce3" office:value-type="string">
            <text:p>Философия пространства, <text:s text:c="6"/><text:span text:style-name="T1">астрономия, разного </text:span><text:span text:style-name="T1">рода географии, </text:span><text:span text:style-name="T1">топология просто в </text:span><text:span text:style-name="T1">списке научных </text:span><text:span text:style-name="T1">дисциплинhttp://ru.wi</text:span><text:span text:style-name="T1">kipedia.org/w/index.ph</text:span><text:span text:style-name="T1">p?title=</text:span><text:span text:style-name="T1">%D0%A1%D0%BB</text:span><text:span text:style-name="T1">%D1%83%D0%B6%</text:span><text:span text:style-name="T1">D0%B5%D0%B1%D</text:span><text:span text:style-name="T1">0%BD</text:span><text:span text:style-name="T1">%D0%B0%D1%8F</text:span><text:span text:style-name="T1">%3ASearch&amp;redirs=1</text:span><text:span text:style-name="T1">&amp;search=</text:span><text:span text:style-name="T1">%D1%84%D0%B8%</text:span><text:span text:style-name="T1">D0%BB%D0%BE</text:span><text:span text:style-name="T1">%D1%81%D0%BE</text:span><text:span text:style-name="T1">%D1%84%D0%B8%</text:span><text:span text:style-name="T1">D1%8F+%D0%BF</text:span><text:span text:style-name="T1">%D1%80%D0%BE</text:span><text:span text:style-name="T1">%D1%81%D1%82%</text:span><text:span text:style-name="T1">D1%80%D0%B0%D0</text:span><text:span text:style-name="T1">%BD</text:span><text:span text:style-name="T1">%D1%81%D1%82%</text:span><text:span text:style-name="T1">D0%B2%D0%B0&amp;ful</text:span><text:span text:style-name="T1">ltext=%D0%9D</text:span><text:span text:style-name="T1">%D0%B0%D0%B9%</text:span><text:span text:style-name="T1">D1%82%D0%B8&amp;ns0</text:span><text:span text:style-name="T1">=1</text:span></text:p>
          </table:table-cell>
          <table:table-cell office:value-type="string">
            <text:p>Пространства, меняющиеся во времени <text:s text:c="13"/><text:span text:style-name="T3">меры, единицы </text:span><text:span text:style-name="T3">измерения <text:s text:c="6"/></text:span><text:span text:style-name="T3">системы единиц </text:span><text:span text:style-name="T3">измерения. </text:span><text:span text:style-name="T3"><text:a xlink:href="http://www.decoder.ru/index.php3">http://www.decoder.ru/index.php3</text:a></text:span><text:span text:style-name="T3"> <text:s/></text:span><text:span text:style-name="T3"><text:a xlink:href="http://ru.wikipedia.org/wiki/Единицы_измерения">http://ru.wikipedia.org/wiki/%D0%95%D0%B4%D0%B8%D0%BD%D0%B8%D1%86%D1%8B_%D0%B8%D0%B7%D0%BC%D0%B5%D1%80%D0%B5%D0%BD%D0%B8%D1%8F</text:a></text:span></text:p>
          </table:table-cell>
          <table:table-cell office:value-type="string">
            <text:p>Материальные пространства <text:s text:c="2"/><text:span text:style-name="T2">размеры и форма </text:span><text:span text:style-name="T2">материальных </text:span><text:span text:style-name="T2">объектов,</text:span></text:p>
            <text:p><text:span text:style-name="T2">расстояния между </text:span><text:span text:style-name="T2">материальными </text:span><text:span text:style-name="T2">объектами</text:span><text:span text:style-name="T4">, </text:span><text:span text:style-name="T4">http://ru.wikipedia.org</text:span><text:span text:style-name="T4">/w/index.php?title=</text:span><text:span text:style-name="T4">%D0%A1%D0%BB</text:span><text:span text:style-name="T4">%D1%83%D0%B6%</text:span><text:span text:style-name="T4">D0%B5%D0%B1%D0</text:span><text:span text:style-name="T4">%BD</text:span><text:span text:style-name="T4">%D0%B0%D1%8F:Se</text:span><text:span text:style-name="T4">arch&amp;limit=100&amp;offse</text:span><text:span text:style-name="T4">t=100&amp;ns0=1&amp;redirs</text:span><text:span text:style-name="T4">=1&amp;search=</text:span><text:span text:style-name="T4">%D1%80%D0%B0%</text:span><text:span text:style-name="T4">D0%B7%D0%BC</text:span><text:span text:style-name="T4">%D0%B5%D1%80%</text:span><text:span text:style-name="T4">D1%8B+</text:span><text:span text:style-name="T4">%D1%84%D0%BE</text:span><text:span text:style-name="T4">%D1%80%D0%BC</text:span><text:span text:style-name="T4">%D0%B0+%D0%BC</text:span><text:span text:style-name="T4">%D0%B0%D1%82%</text:span><text:span text:style-name="T4">D0%B5%D1%80%D0</text:span><text:span text:style-name="T4">%B8%D1%8F+</text:span><text:span text:style-name="T4">%D0%BE</text:span><text:span text:style-name="T4">%D0%B1%D1%8A</text:span><text:span text:style-name="T4">%D0%B5%D0%BA</text:span><text:span text:style-name="T4">%D1%82%D1%8B </text:span></text:p>
          </table:table-cell>
          <table:table-cell office:value-type="string">
            <text:p>научное пространство: космическое, земное, существующие безотносительно исследованиям физическое, химическое, механические, биологические, социальные пространс тва (вс есть в википедии)</text:p>
          </table:table-cell>
          <table:table-cell office:value-type="string">
            <text:p>пространство быта</text:p>
          </table:table-cell>
          <table:table-cell office:value-type="string">
            <text:p>Магические пространства <text:span text:style-name="T2">пространства, </text:span><text:span text:style-name="T2">наполненные </text:span><text:span text:style-name="T2">мистическим </text:span><text:span text:style-name="T2">смыслом, волшебные </text:span><text:span text:style-name="T2">пространства, </text:span><text:span text:style-name="T2">размеры и форма </text:span><text:span text:style-name="T2">магических </text:span><text:span text:style-name="T2">объектовhttp://ru.wiki</text:span><text:span text:style-name="T2">pedia.org/w/index.php</text:span><text:span text:style-name="T2">?title=</text:span><text:span text:style-name="T2">%D0%A1%D0%BB</text:span><text:span text:style-name="T2">%D1%83%D0%B6%</text:span><text:span text:style-name="T2">D0%B5%D0%B1%D0</text:span><text:span text:style-name="T2">%BD</text:span><text:span text:style-name="T2">%D0%B0%D1%8F</text:span><text:span text:style-name="T2">%3ASearch&amp;search=</text:span><text:span text:style-name="T2">%D0%BC</text:span><text:span text:style-name="T2">%D0%B0%D0%B3%</text:span><text:span text:style-name="T2">D0%B8%D1%87%D0</text:span><text:span text:style-name="T2">%B5%D1%81%D0%</text:span><text:span text:style-name="T2">BA%D0%BE</text:span><text:span text:style-name="T2">%D0%B5+%D0%BF</text:span><text:span text:style-name="T2">%D1%80%D0%BE</text:span><text:span text:style-name="T2">%D1%81%D1%82%</text:span><text:span text:style-name="T2">D1%80%D0%B0%D0</text:span><text:span text:style-name="T2">%BD</text:span><text:span text:style-name="T2">%D1%81%D1%82%</text:span><text:span text:style-name="T2">D0%B2%D0%BE+&amp;g</text:span><text:span text:style-name="T2">o=%D0%9F</text:span><text:span text:style-name="T2">%D0%B5%D1%80%</text:span><text:span text:style-name="T2">D0%B5%D0%B9%D1</text:span><text:span text:style-name="T2">%82%D0%B8</text:span>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Время 2</text:p>
          </table:table-cell>
          <table:table-cell office:value-type="string">
            <text:p>Локальное время <text:s text:c="8"/><text:s text:c="25"/>часовые поясаhttp://ru.wikipedia.org/w/index.php?title=%D0%A1%D0%BB%D1%83%D0%B6%D0%B5%D0%B1%D0%BD%D0%B0%D1%8F%3ASearch&amp;search=%D1%87%D0%B0%D1%81%D0%BE%D0%B2%D1%8B%D0%B5+%D0%BF%D0%BE%D1%8F%D1%81%D0%B0+%D0%B2%D1%80%D0%B5%D0%BC%D1%8F&amp;go=%D0%9F%D0%B5%D1%80%D0%B5%D0%B9%D1%82%D0%B8 <text:s text:c="2"/><text:a xlink:href="http://ru.wikipedia.org/wiki/Время_суток">http://ru.wikipedia.org/wiki/%D0%92%D1%80%D0%B5%D0%BC%D1%8F_%D1%81%D1%83%D1%82%D0%BE%D0%BA</text:a></text:p>
          </table:table-cell>
          <table:table-cell table:style-name="ce1" office:value-type="string">
            <text:p>Философия времени <text:s/><text:span text:style-name="T1">хронология, </text:span><text:span text:style-name="T1">хронометрия, </text:span><text:span text:style-name="T1">естественная и </text:span><text:span text:style-name="T1">социальная истории </text:span><text:span text:style-name="T1">http://ru.wikipedia.org/</text:span><text:span text:style-name="T1">wiki/</text:span><text:span text:style-name="T1">%D0%A5%D1%80%</text:span><text:span text:style-name="T1">D0%BE%D0%BD</text:span><text:span text:style-name="T1">%D0%BE%D0%BB</text:span><text:span text:style-name="T1">%D0%BE</text:span><text:span text:style-name="T1">%D0%B3%D0%B8%</text:span><text:span text:style-name="T1">D1%8F <text:s text:c="2"/></text:span><text:span text:style-name="T1"><text:a xlink:href="http://ru.wikipedia.org/w/index.php?title=Служебная%3ASearch&amp;search=хронометрия&amp;go=Перейти">http://ru.wikipedia.org/w/index.php?title=%D0%A1%D0%BB%D1%83%D0%B6%D0%B5%D0%B1%D0%BD%D0%B0%D1%8F%3ASearch&amp;search=%D1%85%D1%80%D0%BE%D0%BD%D0%BE%D0%BC%D0%B5%D1%82%D1%80%D0%B8%D1%8F&amp;go=%D0%9F%D0%B5%D1%80%D0%B5%D0%B9%D1%82%D0%B8</text:a></text:span></text:p>
          </table:table-cell>
          <table:table-cell office:value-type="string">
            <text:p>Материализованное время <text:s text:c="7"/><text:span text:style-name="T2">возраст </text:span><text:span text:style-name="T2">материальных </text:span><text:span text:style-name="T2">объектов, часы как </text:span><text:span text:style-name="T2">материализованное </text:span><text:span text:style-name="T2">время, </text:span></text:p>
            <text:p><text:span text:style-name="T2">Разметка времени </text:span><text:span text:style-name="T2">через изменение </text:span><text:span text:style-name="T2">материальных </text:span><text:span text:style-name="T2">объектов </text:span><text:span text:style-name="T2"><text:a xlink:href="http://ru.wikipedia.org/w/index.php?title=Служебная:Search&amp;ns0=1&amp;redirs=0&amp;search=измерения+времени&amp;limit=100&amp;offset=0">http://ru.wikipedia.org/w/index.php?title=%D0%A1%D0%BB%D1%83%D0%B6%D0%B5%D0%B1%D0%BD%D0%B0%D1%8F:Search&amp;ns0=1&amp;redirs=0&amp;search=%D0%B8%D0%B7%D0%BC%D0%B5%D1%80%D0%B5%D0%BD%D0%B8%D1%8F+%D0%B2%D1%80%D0%B5%D0%BC%D0%B5%D0%BD%D0%B8&amp;limit=100&amp;offset=0</text:a></text:span></text:p>
          </table:table-cell>
          <table:table-cell office:value-type="string">
            <text:p>научное время (шкалы времени, абсолютное время)http://ru.wikipedia.org/w/index.php?title=%D0%A1%D0%BB%D1%83%D0%B6%D0%B5%D0%B1%D0%BD%D0%B0%D1%8F%3ASearch&amp;search=%D0%B8%D0%B7%D0%BC%D0%B5%D1%80%D0%B5%D0%BD%D0%B8%D1%8F+%D0%B2%D1%80%D0%B5%D0%BC%D0%B5%D0%BD%D0%B8&amp;go=%D0%9F%D0%B5%D1%80%D0%B5%D0%B9%D1%82%D0%B8 </text:p>
          </table:table-cell>
          <table:table-cell office:value-type="string">
            <text:p>бытовое время</text:p>
          </table:table-cell>
          <table:table-cell office:value-type="string">
            <text:p>Магическое время (мистическое, колдовское ) <text:span text:style-name="T6">в</text:span><text:span text:style-name="T2">ремя </text:span><text:span text:style-name="T2">колдовства, </text:span><text:span text:style-name="T2">трансформированное </text:span><text:span text:style-name="T2">время (будущее-</text:span><text:span text:style-name="T2">прошлое), </text:span><text:span text:style-name="T2">предсказания, </text:span><text:span text:style-name="T2">прозрения и видение </text:span><text:span text:style-name="T2">прошлог</text:span><text:span text:style-name="T5">о </text:span><text:span text:style-name="T5"><text:a xlink:href="http://ru.wikipedia.org/w/index.php?title=Служебная:Search&amp;ns0=1&amp;redirs=0&amp;search=магическое+время&amp;limit=500&amp;offset=0">http://ru.wikipedia.org/w/index.php?title=%D0%A1%D0%BB%D1%83%D0%B6%D0%B5%D0%B1%D0%BD%D0%B0%D1%8F:Search&amp;ns0=1&amp;redirs=0&amp;search=%D0%BC%D0%B0%D0%B3%D0%B8%D1%87%D0%B5%D1%81%D0%BA%D0%BE%D0%B5+%D0%B2%D1%80%D0%B5%D0%BC%D1%8F&amp;limit=500&amp;offset=0</text:a></text:span>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Материальная реальность 3</text:p>
          </table:table-cell>
          <table:table-cell office:value-type="string">
            <text:p>Распределенная в пространстве материальная реальность <text:span text:style-name="T2">материки, </text:span><text:span text:style-name="T2">атмосфера, океаны, </text:span><text:span text:style-name="T2">острова, горы, </text:span><text:span text:style-name="T2">пустыни , рельеф, и </text:span><text:span text:style-name="T2">прочее. </text:span></text:p>
            <text:p><text:span text:style-name="T2">интерьер и </text:span><text:span text:style-name="T2">экстерьер,</text:span></text:p>
            <text:p><text:span text:style-name="T2">вещи в широком </text:span><text:span text:style-name="T2">смыслеhttp://ru.wikipe</text:span><text:span text:style-name="T2">dia.org/w/index.php?</text:span><text:span text:style-name="T2">title=</text:span><text:span text:style-name="T2">%D0%A1%D0%BB</text:span><text:span text:style-name="T2">%D1%83%D0%B6%</text:span><text:span text:style-name="T2">D0%B5%D0%B1%D0</text:span><text:span text:style-name="T2">%BD</text:span><text:span text:style-name="T2">%D0%B0%D1%8F</text:span><text:span text:style-name="T2">%3ASearch&amp;redirs=1</text:span><text:span text:style-name="T2">&amp;search=</text:span><text:span text:style-name="T2">%D1%82%D0%B5%</text:span><text:span text:style-name="T2">D0%BB%D0%B0+</text:span><text:span text:style-name="T2">%D0%B3%D0%B5%</text:span><text:span text:style-name="T2">D0%BE</text:span><text:span text:style-name="T2">%D0%B3%D1%80%</text:span><text:span text:style-name="T2">D0%B0%D1%84%D0</text:span><text:span text:style-name="T2">%B8%D1%87%D0%</text:span><text:span text:style-name="T2">B5%D1%81%D0%BA</text:span><text:span text:style-name="T2">%D0%B8%D0%B5&amp;f</text:span><text:span text:style-name="T2">ulltext=%D0%9D</text:span><text:span text:style-name="T2">%D0%B0%D0%B9%</text:span><text:span text:style-name="T2">D1%82%D0%B8&amp;ns0</text:span><text:span text:style-name="T2">=1</text:span></text:p>
          </table:table-cell>
          <table:table-cell office:value-type="string">
            <text:p>Существующая во времени материальная реальность <text:span text:style-name="T2">изменяющиеся со </text:span><text:span text:style-name="T2">временем </text:span><text:span text:style-name="T2">материальные </text:span><text:span text:style-name="T2">реальности, </text:span><text:span text:style-name="T2">рождающиеся </text:span><text:span text:style-name="T2">материальные </text:span><text:span text:style-name="T2">реальностиhttp://ru.w</text:span><text:span text:style-name="T2">ikipedia.org/w/index.p</text:span><text:span text:style-name="T2">hp?title=</text:span><text:span text:style-name="T2">%D0%A1%D0%BB</text:span><text:span text:style-name="T2">%D1%83%D0%B6%</text:span><text:span text:style-name="T2">D0%B5%D0%B1%D0</text:span><text:span text:style-name="T2">%BD</text:span><text:span text:style-name="T2">%D0%B0%D1%8F</text:span><text:span text:style-name="T2">%3ASearch&amp;redirs=0</text:span><text:span text:style-name="T2">&amp;search=</text:span><text:span text:style-name="T2">%D0%B3%D0%B5%</text:span><text:span text:style-name="T2">D0%BE%D0%BB</text:span><text:span text:style-name="T2">%D0%BE</text:span><text:span text:style-name="T2">%D0%B3%D0%B8%</text:span><text:span text:style-name="T2">D1%87%D0%B5%D1</text:span><text:span text:style-name="T2">%81%D0%BA</text:span><text:span text:style-name="T2">%D0%B8%D0%B9+</text:span><text:span text:style-name="T2">%D0%B2%D0%BE</text:span><text:span text:style-name="T2">%D0%B7%D1%80%</text:span><text:span text:style-name="T2">D0%B0%D1%81%D1</text:span><text:span text:style-name="T2">%82&amp;fulltext=</text:span><text:span text:style-name="T2">%D0%9D</text:span><text:span text:style-name="T2">%D0%B0%D0%B9%</text:span><text:span text:style-name="T2">D1%82%D0%B8&amp;ns0</text:span><text:span text:style-name="T2">=1 <text:s/></text:span></text:p>
          </table:table-cell>
          <table:table-cell table:style-name="ce1" office:value-type="string">
            <text:p>Материалистическая философия <text:span text:style-name="T1">механика, физика, </text:span><text:span text:style-name="T1">химия, </text:span><text:span text:style-name="T1">материаловедение и </text:span><text:span text:style-name="T1">прочие (прямой </text:span><text:span text:style-name="T1">поиск по ним) и </text:span><text:span text:style-name="T1"><text:a xlink:href="http://ru.wikipedia.org/w/index.php?title=Служебная%3ASearch&amp;redirs=1&amp;search=Науки+о+материи&amp;fulltext=Найти&amp;ns0=1">http://ru.wikipedia.org/w/index.php?title=%D0%A1%D0%BB%D1%83%D0%B6%D0%B5%D0%B1%D0%BD%D0%B0%D1%8F%3ASearch&amp;redirs=1&amp;search=%D0%9D%D0%B0%D1%83%D0%BA%D0%B8+%D0%BE+%D0%BC%D0%B0%D1%82%D0%B5%D1%80%D0%B8%D0%B8&amp;fulltext=%D0%9D%D0%B0%D0%B9%D1%82%D0%B8&amp;ns0=1</text:a></text:span></text:p>
          </table:table-cell>
          <table:table-cell office:value-type="string">
            <text:p>научная материя (атомы, молекулы и прочие понятия, извлеченные из предметных областей науки) можно дать списком таблицу из книжки....</text:p>
          </table:table-cell>
          <table:table-cell office:value-type="string">
            <text:p>материальная реальность быта</text:p>
          </table:table-cell>
          <table:table-cell office:value-type="string">
            <text:p>Мистическая материальная реальность <text:s text:c="5"/><text:span text:style-name="T2">вещи, </text:span><text:span text:style-name="T2">обладающие </text:span><text:span text:style-name="T2">магическими </text:span><text:span text:style-name="T2">свойствами, </text:span><text:span text:style-name="T2">амулеты и обереги и </text:span><text:span text:style-name="T2">пр.</text:span><text:span text:style-name="T2"><text:a xlink:href="http://ru.wikipedia.org/w/index.php?title=Служебная%3ASearch&amp;redirs=1&amp;search=мистические+предметы+магические+ритуальные&amp;fulltext=Найти&amp;ns0=1">http://ru.wikipedia.org/w/index.php?title=%D0%A1%D0%BB%D1%83%D0%B6%D0%B5%D0%B1%D0%BD%D0%B0%D1%8F%3ASearch&amp;redirs=1&amp;search=%D0%BC%D0%B8%D1%81%D1%82%D0%B8%D1%87%D0%B5%D1%81%D0%BA%D0%B8%D0%B5+%D0%BF%D1%80%D0%B5%D0%B4%D0%BC%D0%B5%D1%82%D1%8B+%D0%BC%D0%B0%D0%B3%D0%B8%D1%87%D0%B5%D1%81%D0%BA%D0%B8%D0%B5+%D1%80%D0%B8%D1%82%D1%83%D0%B0%D0%BB%D1%8C%D0%BD%D1%8B%D0%B5&amp;fulltext=%D0%9D%D0%B0%D0%B9%D1%82%D0%B8&amp;ns0=1</text:a></text:span>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научная реальность 4</text:p>
          </table:table-cell>
          <table:table-cell office:value-type="string">
            <text:p>науки о пространстве типа геополитики <text:s text:c="3"/>* Картография</text:p>
            <text:p><text:s text:c="4"/>* Human geography</text:p>
            <text:p/>
            <text:p><text:s text:c="8"/>* Культурная география</text:p>
            <text:p/>
            <text:p><text:s text:c="12"/>* Феминистская география</text:p>
            <text:p/>
            <text:p><text:s text:c="8"/>* Экономическая география</text:p>
            <text:p/>
            <text:p><text:s text:c="12"/>* Development geography</text:p>
            <text:p/>
            <text:p><text:s text:c="8"/>* Историческая география</text:p>
            <text:p/>
            <text:p><text:s text:c="12"/>* Временна́я география</text:p>
            <text:p/>
            <text:p><text:s text:c="8"/>* Политическая география и геополитика</text:p>
            <text:p/>
            <text:p><text:s text:c="12"/>* Военная география</text:p>
            <text:p><text:s text:c="12"/>* Стратегическая география</text:p>
            <text:p/>
            <text:p><text:s text:c="8"/>* Популяционная география</text:p>
            <text:p><text:s text:c="8"/>* Социальная география</text:p>
            <text:p/>
            <text:p><text:s text:c="12"/>* Поведенческая география</text:p>
            <text:p><text:s text:c="12"/>* Children's geographies</text:p>
            <text:p><text:s text:c="12"/>* Health geography</text:p>
            <text:p><text:s text:c="12"/>* Туристическая география</text:p>
            <text:p/>
            <text:p><text:s text:c="8"/>* География города</text:p>
            <text:p/>
            <text:p><text:s text:c="4"/>* Экологическая география</text:p>
            <text:p><text:s text:c="4"/>* Физическая география</text:p>
            <text:p/>
            <text:p><text:s text:c="8"/>* Биогеография</text:p>
            <text:p><text:s text:c="8"/>* Климатология</text:p>
            <text:p/>
            <text:p><text:s text:c="12"/>* Палеоклиматология</text:p>
            <text:p/>
            <text:p><text:s text:c="8"/>* География берега</text:p>
            <text:p><text:s text:c="8"/>* Геоморфология</text:p>
            <text:p><text:s text:c="8"/>* Геодезия</text:p>
            <text:p><text:s text:c="8"/>* Гидрология/Гидрография</text:p>
            <text:p/>
            <text:p><text:s text:c="12"/>* Гляциология</text:p>
            <text:p><text:s text:c="12"/>* Лимнология</text:p>
            <text:p><text:s text:c="12"/>* Океанография</text:p>
            <text:p/>
            <text:p><text:s text:c="8"/>* Ландшафтная экология</text:p>
            <text:p><text:s text:c="8"/>* Палеогеография</text:p>
            <text:p/>
            <text:p><text:s text:c="4"/>* Региональная география</text:p>
            <text:p><text:a xlink:href="http://ru.wikipedia.org/wiki/Кельтология">http://ru.wikipedia.org/wiki/%D0%9A%D0%B5%D0%BB%D1%8C%D1%82%D0%BE%D0%BB%D0%BE%D0%B3%D0%B8%D1%8F</text:a> <text:s/># Геометрия и Топология</text:p>
            <text:p/>
            <text:p><text:s text:c="4"/>* Общая топология</text:p>
            <text:p><text:s text:c="4"/>* Алгебраическая топология</text:p>
            <text:p><text:s text:c="4"/>* Геометрическая топология</text:p>
            <text:p><text:s text:c="4"/>* Дифференциальная топология</text:p>
            <text:p><text:s text:c="4"/>* Алгебраическая геометрия</text:p>
            <text:p><text:s text:c="4"/>* Дифференциальная геометрия</text:p>
            <text:p><text:s text:c="4"/>* Проективная геометрия</text:p>
            <text:p><text:s text:c="4"/>* Аффинная геометрия</text:p>
            <text:p><text:s text:c="4"/>* Неевклидова геометрия</text:p>
            <text:p><text:s text:c="4"/>* Выпуклая геометрия</text:p>
            <text:p><text:s text:c="4"/>* Дискретная геометрия</text:p>
            <text:p><text:a xlink:href="http://ru.wikipedia.org/wiki/Список_академических_дисциплин">http://ru.wikipedia.org/wiki/%D0%A1%D0%BF%D0%B8%D1%81%D0%BE%D0%BA_%D0%B0%D0%BA%D0%B0%D0%B4%D0%B5%D0%BC%D0%B8%D1%87%D0%B5%D1%81%D0%BA%D0%B8%D1%85_%D0%B4%D0%B8%D1%81%D1%86%D0%B8%D0%BF%D0%BB%D0%B8%D0%BD</text:a></text:p>
            <text:p/>
          </table:table-cell>
          <table:table-cell office:value-type="string">
            <text:p>науки о времени типа новой хронологииhttp://ru.wikipedia.org/w/index.php?title=%D0%A1%D0%BB%D1%83%D0%B6%D0%B5%D0%B1%D0%BD%D0%B0%D1%8F%3ASearch&amp;redirs=1&amp;search=%D0%B8%D1%81%D1%82%D0%BE%D1%80%D0%B8%D1%8F+%D0%B2%D1%80%D0%B5%D0%BC%D0%B5%D0%BD%D0%B8&amp;fulltext=%D0%9D%D0%B0%D0%B9%D1%82%D0%B8&amp;ns0=1 <text:s text:c="3"/><text:a xlink:href="http://ru.wikipedia.org/w/index.php?title=Служебная%3ASearch&amp;redirs=1&amp;search=хронология&amp;fulltext=Найти&amp;ns0=1">http://ru.wikipedia.org/w/index.php?title=%D0%A1%D0%BB%D1%83%D0%B6%D0%B5%D0%B1%D0%BD%D0%B0%D1%8F%3ASearch&amp;redirs=1&amp;search=%D1%85%D1%80%D0%BE%D0%BD%D0%BE%D0%BB%D0%BE%D0%B3%D0%B8%D1%8F&amp;fulltext=%D0%9D%D0%B0%D0%B9%D1%82%D0%B8&amp;ns0=1</text:a></text:p>
          </table:table-cell>
          <table:table-cell office:value-type="string">
            <text:p>науки о материальной реальности (исходящие из принципа «состоять из...)<text:a xlink:href="http://ru.wikipedia.org/w/index.php?title=Служебная%3ASearch&amp;redirs=1&amp;search=состоит+из+науки&amp;fulltext=Найти&amp;ns0=1">http://ru.wikipedia.org/w/index.php?title=%D0%A1%D0%BB%D1%83%D0%B6%D0%B5%D0%B1%D0%BD%D0%B0%D1%8F%3ASearch&amp;redirs=1&amp;search=%D1%81%D0%BE%D1%81%D1%82%D0%BE%D0%B8%D1%82+%D0%B8%D0%B7+%D0%BD%D0%B0%D1%83%D0%BA%D0%B8&amp;fulltext=%D0%9D%D0%B0%D0%B9%D1%82%D0%B8&amp;ns0=1</text:a></text:p>
          </table:table-cell>
          <table:table-cell table:style-name="ce1" office:value-type="string">
            <text:p>философия наукиhttp://ru.wikipedia.org/w/index.php?title=%D0%A1%D0%BB%D1%83%D0%B6%D0%B5%D0%B1%D0%BD%D0%B0%D1%8F%3ASearch&amp;redirs=1&amp;search=%D1%84%D0%B8%D0%BB%D0%BE%D1%81%D0%BE%D1%84%D0%B8%D1%8F+%D0%BD%D0%B0%D1%83%D0%BA%D0%B8&amp;fulltext=%D0%9D%D0%B0%D0%B9%D1%82%D0%B8&amp;ns0=1</text:p>
          </table:table-cell>
          <table:table-cell office:value-type="string">
            <text:p>научная реальность быта</text:p>
          </table:table-cell>
          <table:table-cell office:value-type="string">
            <text:p>науки о мистике и магии <text:a xlink:href="http://ru.wikipedia.org/w/index.php?title=Служебная%3ASearch&amp;redirs=1&amp;search=наука+мистика+магия&amp;fulltext=Найти&amp;ns0=1">http://ru.wikipedia.org/w/index.php?title=%D0%A1%D0%BB%D1%83%D0%B6%D0%B5%D0%B1%D0%BD%D0%B0%D1%8F%3ASearch&amp;redirs=1&amp;search=%D0%BD%D0%B0%D1%83%D0%BA%D0%B0+%D0%BC%D0%B8%D1%81%D1%82%D0%B8%D0%BA%D0%B0+%D0%BC%D0%B0%D0%B3%D0%B8%D1%8F&amp;fulltext=%D0%9D%D0%B0%D0%B9%D1%82%D0%B8&amp;ns0=1</text:a>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бытовая реальность 5</text:p>
          </table:table-cell>
          <table:table-cell office:value-type="string">
            <text:p>пространственный быт</text:p>
          </table:table-cell>
          <table:table-cell office:value-type="string">
            <text:p>временное бытование</text:p>
          </table:table-cell>
          <table:table-cell office:value-type="string">
            <text:p>материальный быт</text:p>
          </table:table-cell>
          <table:table-cell office:value-type="string">
            <text:p>научный быт</text:p>
          </table:table-cell>
          <table:table-cell table:style-name="ce1" office:value-type="string">
            <text:p>бытовая философия</text:p>
          </table:table-cell>
          <table:table-cell office:value-type="string">
            <text:p>мистический быт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Мистическая реальность 6</text:p>
          </table:table-cell>
          <table:table-cell office:value-type="string">
            <text:p>Мистика и магия в пространстве <text:span text:style-name="T3">магическая </text:span><text:span text:style-name="T3">трансформация </text:span><text:span text:style-name="T3">пространстваhttp://r</text:span><text:span text:style-name="T3">u.wikipedia.org/w/inde</text:span><text:span text:style-name="T3">x.php?title=</text:span><text:span text:style-name="T3">%D0%A1%D0%BB</text:span><text:span text:style-name="T3">%D1%83%D0%B6%</text:span><text:span text:style-name="T3">D0%B5%D0%B1%D0</text:span><text:span text:style-name="T3">%BD</text:span><text:span text:style-name="T3">%D0%B0%D1%8F</text:span><text:span text:style-name="T3">%3ASearch&amp;redirs=1</text:span><text:span text:style-name="T3">&amp;search=%D0%BC</text:span><text:span text:style-name="T3">%D0%B0%D0%B3%</text:span><text:span text:style-name="T3">D0%B8%D1%8F+</text:span><text:span text:style-name="T3">%D0%BC</text:span><text:span text:style-name="T3">%D0%B8%D1%81%</text:span><text:span text:style-name="T3">D1%82%D0%B8%D0</text:span><text:span text:style-name="T3">%BA%D0%B0+</text:span><text:span text:style-name="T3">%D0%BF</text:span><text:span text:style-name="T3">%D1%80%D0%BE</text:span><text:span text:style-name="T3">%D1%81%D1%82%</text:span><text:span text:style-name="T3">D1%80%D0%B0%D0</text:span><text:span text:style-name="T3">%BD</text:span><text:span text:style-name="T3">%D1%81%D1%82%</text:span><text:span text:style-name="T3">D0%B2%D0%BE&amp;ful</text:span><text:span text:style-name="T3">ltext=%D0%9D</text:span><text:span text:style-name="T3">%D0%B0%D0%B9%</text:span><text:span text:style-name="T3">D1%82%D0%B8&amp;ns0</text:span><text:span text:style-name="T3">=1</text:span></text:p>
          </table:table-cell>
          <table:table-cell office:value-type="string">
            <text:p>Мистика и магия времени <text:span text:style-name="T3">воздействие </text:span><text:span text:style-name="T3">на время, </text:span><text:span text:style-name="T3">путешествия в </text:span><text:span text:style-name="T3">прошлое и </text:span><text:span text:style-name="T3">будущееhttp://ru.wikip</text:span><text:span text:style-name="T3">edia.org/w/index.php?</text:span><text:span text:style-name="T3">title=</text:span><text:span text:style-name="T3">%D0%A1%D0%BB</text:span><text:span text:style-name="T3">%D1%83%D0%B6%</text:span><text:span text:style-name="T3">D0%B5%D0%B1%D0</text:span><text:span text:style-name="T3">%BD</text:span><text:span text:style-name="T3">%D0%B0%D1%8F</text:span><text:span text:style-name="T3">%3ASearch&amp;redirs=1</text:span><text:span text:style-name="T3">&amp;search=%D0%BC</text:span><text:span text:style-name="T3">%D0%B0%D0%B3%</text:span><text:span text:style-name="T3">D0%B8%D1%8F+</text:span><text:span text:style-name="T3">%D0%BC</text:span><text:span text:style-name="T3">%D0%B8%D1%81%</text:span><text:span text:style-name="T3">D1%82%D0%B8%D0</text:span><text:span text:style-name="T3">%BA%D0%B0+</text:span><text:span text:style-name="T3">%D0%B2%D1%80%</text:span><text:span text:style-name="T3">D0%B5%D0%BC</text:span><text:span text:style-name="T3">%D1%8F+</text:span><text:span text:style-name="T3">%D1%84%D0%B0%</text:span><text:span text:style-name="T3">D0%BD</text:span><text:span text:style-name="T3">%D1%82%D0%B0%</text:span><text:span text:style-name="T3">D1%81%D1%82%D0</text:span><text:span text:style-name="T3">%B8%D0%BA</text:span><text:span text:style-name="T3">%D0%B0&amp;fulltext=</text:span><text:span text:style-name="T3">%D0%9D</text:span><text:span text:style-name="T3">%D0%B0%D0%B9%</text:span><text:span text:style-name="T3">D1%82%D0%B8&amp;ns0</text:span><text:span text:style-name="T3">=1</text:span></text:p>
          </table:table-cell>
          <table:table-cell office:value-type="string">
            <text:p>Мистика и магия с материальной реальностью <text:span text:style-name="T5">трансмутации </text:span><text:span text:style-name="T5">элементов, </text:span><text:span text:style-name="T5">превращение одних </text:span><text:span text:style-name="T5">матери альных </text:span><text:span text:style-name="T5">реальностей <text:s/>в </text:span><text:span text:style-name="T5">другие, </text:span><text:span text:style-name="T5"><text:a xlink:href="http://ru.wikipedia.org/w/index.php?title=Служебная%3ASearch&amp;redirs=1&amp;search=трансмутация+превращение&amp;fulltext=Найти&amp;ns0=1">http://ru.wikipedia.org/w/index.php?title=%D0%A1%D0%BB%D1%83%D0%B6%D0%B5%D0%B1%D0%BD%D0%B0%D1%8F%3ASearch&amp;redirs=1&amp;search=%D1%82%D1%80%D0%B0%D0%BD%D1%81%D0%BC%D1%83%D1%82%D0%B0%D1%86%D0%B8%D1%8F+%D0%BF%D1%80%D0%B5%D0%B2%D1%80%D0%B0%D1%89%D0%B5%D0%BD%D0%B8%D0%B5&amp;fulltext=%D0%9D%D0%B0%D0%B9%D1%82%D0%B8&amp;ns0=1</text:a></text:span></text:p>
          </table:table-cell>
          <table:table-cell office:value-type="string">
            <text:p>научная мистика - чудеса природы и таинство наукиhttp://ru.wikipedia.org/w/index.php?title=%D0%A1%D0%BB%D1%83%D0%B6%D0%B5%D0%B1%D0%BD%D0%B0%D1%8F%3ASearch&amp;redirs=1&amp;search=%D1%87%D1%83%D0%B4%D0%B5%D1%81%D0%B0+%D0%BD%D0%B0%D1%83%D0%BA%D0%B8+%D0%BF%D1%80%D0%B8%D1%80%D0%BE%D0%B4%D1%8B+%D0%BE%D0%B1%D1%89%D0%B5%D1%81%D1%82%D0%B2%D0%B0&amp;fulltext=%D0%9D%D0%B0%D0%B9%D1%82%D0%B8&amp;ns0=1</text:p>
          </table:table-cell>
          <table:table-cell office:value-type="string">
            <text:p>бытовая мистика</text:p>
          </table:table-cell>
          <table:table-cell table:style-name="ce1" office:value-type="string">
            <text:p>Философия мистики и магииhttp://ru.wikipedia.org/w/index.php?title=%D0%A1%D0%BB%D1%83%D0%B6%D0%B5%D0%B1%D0%BD%D0%B0%D1%8F%3ASearch&amp;redirs=1&amp;search=%D0%BC%D0%B8%D1%81%D1%82%D0%B8%D1%87%D0%B5%D1%81%D0%BA%D0%B0%D1%8F+%D1%84%D0%B8%D0%BB%D0%BE%D1%81%D0%BE%D1%84%D0%B8%D1%8F+%D0%BC%D0%B0%D0%B3%D0%B8%D1%87%D0%B5%D1%81%D0%BA%D0%B0%D1%8F&amp;fulltext=%D0%9D%D0%B0%D0%B9%D1%82%D0%B8&amp;ns0=1</text:p>
          </table:table-cell>
          <table:table-cell table:number-columns-repeated="1017"/>
        </table:table-row>
        <table:table-row table:style-name="ro3" table:number-rows-repeated="65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6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3">13.02.2010</text:date>, <text:time>15:45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imon kordonsky</meta:initial-creator>
    <meta:creation-date>2010-01-24T09:33:10</meta:creation-date>
    <dc:date>2010-02-13T15:45:42</dc:date>
    <dc:creator>simon kordonsky</dc:creator>
    <meta:editing-duration>PT78H36M22S</meta:editing-duration>
    <meta:editing-cycles>7</meta:editing-cycles>
    <meta:generator>OpenOffice.org/3.2$Unix OpenOffice.org_project/320m9$Build-9476</meta:generator>
    <meta:document-statistic meta:table-count="3" meta:cell-count="49" meta:object-count="0"/>
  </office:meta>
</office:document-meta>
</file>